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paragraph-properties fo:text-align="center" style:justify-single-word="false"/>
    </style:style>
    <style:style style:name="P5" style:family="paragraph" style:parent-style-name="Definitions">
      <style:text-properties fo:font-style="italic" style:font-style-asian="italic" style:font-style-complex="italic"/>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14" style:family="paragraph" style:parent-style-name="Text_20_body" style:list-style-name="L5">
      <style:paragraph-properties fo:margin-left="0.75in" fo:margin-right="0in" fo:text-indent="-0.25in" style:auto-text-indent="false"/>
    </style:style>
    <style:style style:name="P15" style:family="paragraph" style:parent-style-name="Text_20_body" style:list-style-name="L5">
      <style:paragraph-properties fo:margin-left="0.5in" fo:margin-right="0in" fo:text-indent="-0.25in" style:auto-text-indent="false"/>
    </style:style>
    <style:style style:name="P16" style:family="paragraph" style:parent-style-name="Heading_20_2">
      <style:text-properties fo:font-style="normal" style:font-style-asian="normal" style:font-style-complex="normal"/>
    </style:style>
    <style:style style:name="P17" style:family="paragraph" style:parent-style-name="Definition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4">William H. Duquette</text:p>
      <text:p text:style-name="P4"/>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Introduction<text:tab/>3</text:p>
          <text:p text:style-name="P7"><text:s/>1.1 Scope<text:tab/>3</text:p>
          <text:p text:style-name="P7"><text:s/>1.2 Requirements for Spiral 1<text:tab/>3</text:p>
          <text:p text:style-name="P7"><text:s/>1.3 Simplifying Assumptions<text:tab/>3</text:p>
        </text:index-body>
      </text:table-of-content>
      <text:p text:style-name="Text_20_body"/>
      <text:h text:style-name="Heading_20_1" text:outline-level="1">Introduction</text:h>
      <text:p text:style-name="Text_20_body">The Athena Demographics model (DEM)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464671532" text:style-name="L1">
        <text:list-item>
          <text:p text:style-name="P8">The base population, by neighborhood group, as of time 0.</text:p>
        </text:list-item>
        <text:list-item>
          <text:p text:style-name="P8">The number of deaths due to attrition for each neighborhood group.</text:p>
        </text:list-item>
        <text:list-item>
          <text:p text:style-name="P8">The explicit population, as represented by civilian unit icons.</text:p>
        </text:list-item>
        <text:list-item>
          <text:p text:style-name="P8">Displaced population, as represented by civilian unit icons located outside their neighborhood of origin.</text:p>
        </text:list-item>
      </text:list>
      <text:p text:style-name="Text_20_body">And, taking all of these into account,</text:p>
      <text:list xml:id="list1359732357" text:style-name="L2">
        <text:list-item>
          <text:p text:style-name="P9">The total population of a neighborhood group in its own neighborhood at the current time, whether represented implicitly or in units.</text:p>
        </text:list-item>
        <text:list-item>
          <text:p text:style-name="P9">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1</text:h>
      <text:list xml:id="list1524070897" text:style-name="L3">
        <text:list-item>
          <text:p text:style-name="P10">Initially, the playbox population is stated as the population of each neighborhood group.</text:p>
        </text:list-item>
        <text:list-item>
          <text:p text:style-name="P10">Civilian population can be implicit (tracked by neighborhood group) or explicit (tracked by civilian unit icons).</text:p>
        </text:list-item>
        <text:list-item>
          <text:p text:style-name="P10">Implicit population can be made explicit by moving people into units.</text:p>
        </text:list-item>
        <text:list-item>
          <text:p text:style-name="P10">Explicit population can be made implicit by moving people out of units.</text:p>
        </text:list-item>
        <text:list-item>
          <text:p text:style-name="P10">Explicit population can be <text:span text:style-name="T1">displaced</text:span><text:span text:style-name="T2">; that is, a unit belonging to a neighborhood group can be moved out of its neighborhood of origin.</text:span></text:p>
        </text:list-item>
        <text:list-item>
          <text:p text:style-name="P13"><text:soft-page-break/>The reason for the displacement can be indicated by by setting the unit's activity, e.g., to REFUGEE; however, this is outside the scope of DEM.</text:p>
        </text:list-item>
      </text:list>
      <text:h text:style-name="Heading_20_2" text:outline-level="2">Simplifying Assumptions</text:h>
      <text:p text:style-name="Text_20_body">In order to keep DEM within the realm of the possible we will make the following simplifying assumptions in Spiral One:</text:p>
      <text:list xml:id="list1897942635" text:style-name="L4">
        <text:list-item>
          <text:p text:style-name="P11">Births, and deaths from causes other than attrition, will not be tracked.</text:p>
        </text:list-item>
        <text:list-item>
          <text:p text:style-name="P11">The population does not age.</text:p>
        </text:list-item>
        <text:list-item>
          <text:p text:style-name="P11">The labor force is a simple fraction of the total population.</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1"><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2"><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3"><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5"><draw:frame draw:style-name="fr1" draw:name="Object12" text:anchor-type="as-char" svg:width="0.6602in" svg:height="0.278in" draw:z-index="4"><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17"/>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9"><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0"><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P17"/>
      <text:h text:style-name="P16" text:outline-level="2">Civilian Units</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5"><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6"><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P16" text:outline-level="2">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7"><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8"><draw:object xlink:href="./Object 18" xlink:type="simple" xlink:show="embed" xlink:actuate="onLoad"/><draw:image xlink:href="./ObjectReplacements/Object 18" xlink:type="simple" xlink:show="embed" xlink:actuate="onLoad"/></draw:frame></text:p>
      <text:p text:style-name="Text_20_body"><text:soft-page-break/>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1"><draw:object xlink:href="./Object 1" xlink:type="simple" xlink:show="embed" xlink:actuate="onLoad"/><draw:image xlink:href="./ObjectReplacements/Object 1" xlink:type="simple" xlink:show="embed" xlink:actuate="onLoad"/></draw:frame></text:span> as before.</text:p>
      <text:p text:style-name="P2">In either case, the number of casualties is limited to the population available.</text:p>
      <text:h text:style-name="Heading_20_1" text:outline-level="1">Neighborhood Population</text:h>
      <text:p text:style-name="Text_20_body">TBD:</text:p>
      <text:list xml:id="list2023092079" text:style-name="L5">
        <text:list-item>
          <text:p text:style-name="P12">Total population is sum of implicit population of all groups plus all personnel in civilian units.</text:p>
        </text:list-item>
        <text:list-item>
          <text:p text:style-name="P14">Used for consumption</text:p>
        </text:list-item>
        <text:list-item>
          <text:p text:style-name="P15">Labor force is a fraction of total population, possibly excluding civilian units doing particular activities.</text:p>
        </text:list-item>
        <text:list-item>
          <text:p text:style-name="P14">Possibly different fractions for different civilian unit activities. <text:s/>Pilgrims wouldn't be working, and refugees might or might not. <text:s/>We need to talk to the S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8T13:29:19</dc:date>
    <meta:editing-duration>PT519H16M46S</meta:editing-duration>
    <meta:editing-cycles>207</meta:editing-cycles>
    <meta:generator>OpenOffice.org/3.0$Unix OpenOffice.org_project/300m15$Build-9379</meta:generator>
    <meta:print-date>2009-06-02T13:43:00</meta:print-date>
    <meta:printed-by>Will Duquette</meta:printed-by>
    <meta:document-statistic meta:table-count="0" meta:image-count="0" meta:object-count="12" meta:page-count="7" meta:paragraph-count="60" meta:word-count="735" meta:character-count="44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